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jira: https://avani92.atlassian.net/browse/G5-1?jql=order%20by%20lastViewed%20DES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2$Win32 OpenOffice.org_project/412m3$Build-9782</meta:generator>
    <dc:date>2020-02-15T22:17:04.16</dc:date>
    <meta:document-statistic meta:table-count="0" meta:image-count="0" meta:object-count="0" meta:page-count="1" meta:paragraph-count="1" meta:word-count="2" meta:character-count="82"/>
    <dc:creator>Kuman Kothiya</dc:creator>
    <meta:user-defined meta:name="Info 1"/>
    <meta:user-defined meta:name="Info 2"/>
    <meta:user-defined meta:name="Info 3"/>
    <meta:user-defined meta:name="Info 4"/>
  </office:meta>
</office:document-meta>
</file>